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EFC5B24.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99ccff" draw:fill-gradient-name="Gradient_20_1" draw:fill-hatch-name="Black_20_0_20_Degrees" draw:fill-image-name="Empty" draw:opacity="0%" draw:textarea-horizontal-align="center" draw:textarea-vertical-align="middle" draw:shadow-opacity="0%"/>
    </style:style>
    <style:style style:name="gr2" style:family="graphic" style:parent-style-name="standard">
      <style:graphic-properties draw:stroke="none" svg:stroke-width="0cm" draw:marker-start-width="0.457cm" draw:marker-end-width="0.457cm" draw:fill="solid" draw:fill-color="#000000" draw:opacity="100%" draw:textarea-horizontal-align="justify" draw:textarea-vertical-align="middle" draw:auto-grow-height="false" fo:padding-top="0.176cm" fo:padding-bottom="0.176cm" fo:padding-left="0.301cm" fo:padding-right="0.301cm" draw:shadow="hidden"/>
    </style:style>
    <style:style style:name="gr3" style:family="graphic" style:parent-style-name="standard">
      <style:graphic-properties draw:stroke="none" svg:stroke-width="0cm" draw:marker-start-width="0.457cm" draw:marker-end-width="0.457cm" draw:fill="solid" draw:fill-color="#ffd320" draw:opacity="100%" draw:textarea-horizontal-align="justify" draw:textarea-vertical-align="middle" draw:auto-grow-height="false" fo:padding-top="0.176cm" fo:padding-bottom="0.176cm" fo:padding-left="0.301cm" fo:padding-right="0.301cm" draw:shadow="hidden"/>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size="96pt" style:font-size-asian="96pt" style:font-size-complex="96pt"/>
    </style:style>
    <style:style style:name="T1" style:family="text">
      <style:text-properties fo:font-size="96pt" style:font-size-asian="96pt" style:font-size-complex="9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1" draw:layer="layout" svg:width="9.12cm" svg:height="9.119cm" svg:x="0cm" svg:y="0cm">
            <text:p/>
          </draw:rect>
          <draw:polygon draw:style-name="gr2" draw:text-style-name="P1" draw:layer="layout" svg:width="6.079cm" svg:height="8.736cm" svg:x="1.501cm" svg:y="0.244cm" svg:viewBox="0 0 6080 8737" draw:points="3053,0 3057,0 3061,1 3065,1 3069,2 3072,5 3076,6 3079,8 3082,10 3085,13 3088,16 3091,19 3093,22 3096,25 3099,30 3100,33 3102,36 6077,8658 6077,8661 6078,8663 6079,8665 6079,8669 6080,8671 6080,8673 6080,8677 6080,8679 6080,8685 6079,8690 6078,8696 6076,8702 6074,8706 6071,8712 6068,8715 6065,8720 6061,8723 6058,8727 6053,8730 6048,8732 6043,8735 6038,8736 6033,8737 6028,8737 6025,8737 6023,8737 6022,8737 6020,8736 6018,8736 6017,8736 6015,8735 40,7102 36,7100 32,7098 27,7096 24,7094 20,7092 17,7088 14,7085 11,7081 9,7077 7,7073 5,7069 3,7064 2,7060 1,7055 0,7049 0,7045 0,7041 0,7038 1,7035 1,7032 2,7029 3,7025 4,7023 5,7020 3007,33 3008,30 3010,26 3012,23 3014,19 3017,17 3020,14 3022,11 3025,9 3028,7 3031,6 3035,3 3038,2 3043,1 3046,1 3050,0">
            <text:p/>
          </draw:polygon>
          <draw:polygon draw:style-name="gr3" draw:text-style-name="P1" draw:layer="layout" svg:width="4.73cm" svg:height="7.317cm" svg:x="1.95cm" svg:y="1.038cm" svg:viewBox="0 0 4731 7318" draw:points="2433,0 4731,7318 0,6156">
            <text:p/>
          </draw:polygon>
          <draw:frame draw:style-name="gr4" draw:text-style-name="P2" draw:layer="layout" svg:width="3.199cm" svg:height="3.638cm" svg:x="2.428cm" svg:y="3.703cm">
            <draw:text-box>
              <text:p><text:span text:style-name="T1">K</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Empty" xlink:href="Pictures/1000000000000008000000089EFC5B24.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opacity="0%" draw:fill-image-width="0cm" draw:fill-image-height="0cm" fo:padding-top="0.125cm" fo:padding-bottom="0.125cm" fo:padding-left="0.25cm" fo:padding-right="0.25cm" draw:shadow="hidden" draw:shadow-offset-x="0.3cm" draw:shadow-offset-y="0.3cm" draw:shadow-color="#808080" draw:shadow-opacity="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Herculanum" style:font-style-name="Regular" style:font-pitch="variable" fo:font-size="72pt" fo:font-style="italic" fo:text-shadow="none" style:text-underline-style="none" fo:font-weight="bold"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9.144cm" fo:page-height="9.14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joe panico</meta:initial-creator>
    <meta:creation-date>2010-11-08T09:07:17</meta:creation-date>
    <dc:date>2010-11-09T08:27:10</dc:date>
    <dc:creator>joe panico</dc:creator>
    <meta:editing-duration>PT00H19M01S</meta:editing-duration>
    <meta:editing-cycles>6</meta:editing-cycles>
    <meta:generator>OpenOffice.org/3.2$Unix OpenOffice.org_project/320m18$Build-9502</meta:generator>
    <meta:document-statistic meta:object-count="5"/>
  </office:meta>
</office:document-meta>
</file>